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4mm"/>
    </style:style>
    <style:style style:name="co2" style:family="table-column">
      <style:table-column-properties fo:break-before="auto" style:column-width="57.57mm"/>
    </style:style>
    <style:style style:name="co3" style:family="table-column">
      <style:table-column-properties fo:break-before="auto" style:column-width="32.77mm"/>
    </style:style>
    <style:style style:name="co4" style:family="table-column">
      <style:table-column-properties fo:break-before="auto" style:column-width="33.21mm"/>
    </style:style>
    <style:style style:name="co5" style:family="table-column">
      <style:table-column-properties fo:break-before="auto" style:column-width="46.51mm"/>
    </style:style>
    <style:style style:name="co6" style:family="table-column">
      <style:table-column-properties fo:break-before="auto" style:column-width="30.57mm"/>
    </style:style>
    <style:style style:name="co7" style:family="table-column">
      <style:table-column-properties fo:break-before="auto" style:column-width="36.09mm"/>
    </style:style>
    <style:style style:name="co8" style:family="table-column">
      <style:table-column-properties fo:break-before="auto" style:column-width="28.12mm"/>
    </style:style>
    <style:style style:name="co9" style:family="table-column">
      <style:table-column-properties fo:break-before="auto" style:column-width="17.71mm"/>
    </style:style>
    <style:style style:name="ro1" style:family="table-row">
      <style:table-row-properties style:row-height="8.68mm" fo:break-before="auto" style:use-optimal-row-height="false"/>
    </style:style>
    <style:style style:name="ro2" style:family="table-row">
      <style:table-row-properties style:row-height="7.83mm" fo:break-before="auto" style:use-optimal-row-height="false"/>
    </style:style>
    <style:style style:name="ro3" style:family="table-row">
      <style:table-row-properties style:row-height="6.99mm" fo:break-before="auto" style:use-optimal-row-height="false"/>
    </style:style>
    <style:style style:name="ro4" style:family="table-row">
      <style:table-row-properties style:row-height="6.99mm" fo:break-before="auto" style:use-optimal-row-height="false"/>
    </style:style>
    <style:style style:name="ro5" style:family="table-row">
      <style:table-row-properties style:row-height="11.43mm" fo:break-before="auto" style:use-optimal-row-height="false"/>
    </style:style>
    <style:style style:name="ro6" style:family="table-row">
      <style:table-row-properties style:row-height="22.86mm" fo:break-before="auto" style:use-optimal-row-height="false"/>
    </style:style>
    <style:style style:name="ro7" style:family="table-row">
      <style:table-row-properties style:row-height="34.29mm" fo:break-before="auto" style:use-optimal-row-height="false"/>
    </style:style>
    <style:style style:name="ro8" style:family="table-row">
      <style:table-row-properties style:row-height="17.15mm" fo:break-before="auto" style:use-optimal-row-height="false"/>
    </style:style>
    <style:style style:name="ro9" style:family="table-row">
      <style:table-row-properties style:row-height="5.72mm" fo:break-before="auto" style:use-optimal-row-height="false"/>
    </style:style>
    <style:style style:name="ta1" style:family="table" style:master-page-name="PageStyle_5f_議員4">
      <style:table-properties table:display="true" style:writing-mode="lr-tb" tableooo:tab-color="#99cc00"/>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5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Excel_5f_BuiltIn_5f_Comma" style:data-style-name="N157">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fo:color="#ff0000"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style:style style:name="T2" style:family="text">
      <style:text-properties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議員4" table:style-name="ta1" table:print-ranges="議員4.A1:議員4.I78">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number-columns-repeated="2"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248" table:default-cell-style-name="ce8"/>
        <table:table-column table:style-name="co9" table:number-columns-repeated="767" table:default-cell-style-name="Default"/>
        <table:table-row table:style-name="ro1">
          <table:table-cell table:style-name="ce1" office:value-type="string" calcext:value-type="string" table:number-columns-spanned="9" table:number-rows-spanned="1">
            <text:p>嘉義縣政府104年度對議員所提地方建設建議事項處理明細表</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1">
          <table:table-cell table:style-name="ce1" office:value-type="string" calcext:value-type="string" table:number-columns-spanned="9" table:number-rows-spanned="1">
            <text:p>至104年6月止</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2">
          <table:table-cell table:style-name="ce2" office:value-type="string" calcext:value-type="string">
            <text:p>表4</text:p>
          </table:table-cell>
          <table:table-cell table:style-name="ce10" office:value-type="string" calcext:value-type="string" table:number-columns-spanned="7" table:number-rows-spanned="1">
            <text:p>(本表為半年報)</text:p>
          </table:table-cell>
          <table:covered-table-cell table:number-columns-repeated="6" table:style-name="ce13"/>
          <table:table-cell table:style-name="ce19" office:value-type="string" calcext:value-type="string">
            <text:p>單位：千元</text:p>
          </table:table-cell>
          <table:table-cell table:number-columns-repeated="1015"/>
        </table:table-row>
        <table:table-row table:style-name="ro3">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16"/>
          <table:covered-table-cell table:style-name="ce20"/>
          <table:table-cell table:number-columns-repeated="1015"/>
        </table:table-row>
        <table:table-row table:style-name="ro4">
          <table:covered-table-cell table:number-columns-repeated="4" table:style-name="ce4"/>
          <table:table-cell table:style-name="ce15" office:value-type="string" calcext:value-type="string">
            <text:p>核定金額</text:p>
          </table:table-cell>
          <table:table-cell table:style-name="ce15" office:value-type="string" calcext:value-type="string">
            <text:p>經費支用科目</text:p>
          </table:table-cell>
          <table:table-cell table:style-name="ce15" office:value-type="string" calcext:value-type="string">
            <text:p>主辦機關</text:p>
          </table:table-cell>
          <table:table-cell table:style-name="ce15" office:value-type="string" calcext:value-type="string">
            <text:p>招標方式</text:p>
          </table:table-cell>
          <table:table-cell table:style-name="ce15" office:value-type="string" calcext:value-type="string">
            <text:p>得標廠商</text:p>
          </table:table-cell>
          <table:table-cell table:number-columns-repeated="1015"/>
        </table:table-row>
        <table:table-row table:style-name="ro5">
          <table:table-cell table:style-name="ce5" office:value-type="string" office:string-value="王啟澧" calcext:value-type="string">
            <text:p><text:s/>王啟澧 </text:p>
          </table:table-cell>
          <table:table-cell table:style-name="ce5" office:value-type="string" office:string-value="嘉40-1線1K+720附近排水改善工程" calcext:value-type="string">
            <text:p><text:s/>嘉40-1線1K+720附近排水改善工程 </text:p>
          </table:table-cell>
          <table:table-cell table:style-name="ce5" office:value-type="string" office:string-value="水上鄉" calcext:value-type="string">
            <text:p><text:s/>水上鄉 </text:p>
          </table:table-cell>
          <table:table-cell table:number-columns-repeated="2" table:style-name="ce5" office:value-type="float" office:value="152" calcext:value-type="float">
            <text:p><text:s/>15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文件呈核中" calcext:value-type="string">
            <text:p><text:s/>招標文件呈核中 </text:p>
          </table:table-cell>
          <table:table-cell table:style-name="ce21"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嘉135線12K處護欄及側溝改善工程" calcext:value-type="string">
            <text:p><text:s/>嘉135線12K處護欄及側溝改善工程 </text:p>
          </table:table-cell>
          <table:table-cell table:style-name="ce5" office:value-type="string" office:string-value="中埔鄉" calcext:value-type="string">
            <text:p><text:s/>中埔鄉 </text:p>
          </table:table-cell>
          <table:table-cell table:number-columns-repeated="2" table:style-name="ce5" office:value-type="float" office:value="328" calcext:value-type="float">
            <text:p><text:s/>328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style-name="ce21"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松山村後山仔產業道路路面修復工程" calcext:value-type="string">
            <text:p><text:s/>民雄鄉松山村後山仔產業道路路面修復工程 </text:p>
          </table:table-cell>
          <table:table-cell table:style-name="ce5" office:value-type="string" office:string-value="民雄鄉" calcext:value-type="string">
            <text:p><text:s/>民雄鄉 </text:p>
          </table:table-cell>
          <table:table-cell table:number-columns-repeated="2" table:style-name="ce5" office:value-type="float" office:value="1000" calcext:value-type="float">
            <text:p><text:s/>1,0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style-name="ce21"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嘉178線0K+320排水改善工程" calcext:value-type="string">
            <text:p><text:s/>民雄鄉嘉178線0K+320排水改善工程 </text:p>
          </table:table-cell>
          <table:table-cell table:style-name="ce5" office:value-type="string" office:string-value="民雄鄉" calcext:value-type="string">
            <text:p><text:s/>民雄鄉 </text:p>
          </table:table-cell>
          <table:table-cell table:style-name="ce5" office:value-type="float" office:value="680" calcext:value-type="float">
            <text:p><text:s/>680 </text:p>
          </table:table-cell>
          <table:table-cell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南崙村溪底寮聚落產業道路改善工程" calcext:value-type="string">
            <text:p><text:s/>南崙村溪底寮聚落產業道路改善工程 </text:p>
          </table:table-cell>
          <table:table-cell table:style-name="ce5" office:value-type="string" office:string-value="新港鄉" calcext:value-type="string">
            <text:p><text:s/>新港鄉 </text:p>
          </table:table-cell>
          <table:table-cell table:number-columns-repeated="2" table:style-name="ce5" office:value-type="float" office:value="750" calcext:value-type="float">
            <text:p><text:s/>75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勝烽營造有限公司" calcext:value-type="string">
            <text:p><text:s/>勝烽營造有限公司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大崎村大崎腳段擋土牆工程" calcext:value-type="string">
            <text:p><text:s/>民雄鄉大崎村大崎腳段擋土牆工程 </text:p>
          </table:table-cell>
          <table:table-cell table:style-name="ce5" office:value-type="string" office:string-value="民雄鄉" calcext:value-type="string">
            <text:p><text:s/>民雄鄉 </text:p>
          </table:table-cell>
          <table:table-cell table:number-columns-repeated="2" table:style-name="ce5" office:value-type="float" office:value="800" calcext:value-type="float">
            <text:p><text:s/>8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勝烽營造有限公司" calcext:value-type="string">
            <text:p><text:s/>勝烽營造有限公司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嘉義縣新港鄉大潭村嘉75線道路排水改善工程" calcext:value-type="string">
            <text:p><text:s/>嘉義縣新港鄉大潭村嘉75線道路排水改善工程 </text:p>
          </table:table-cell>
          <table:table-cell table:style-name="ce5" office:value-type="string" office:string-value="新港鄉" calcext:value-type="string">
            <text:p><text:s/>新港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嘉86線側溝增設護堤改善工程" calcext:value-type="string">
            <text:p><text:s/>新港鄉嘉86線側溝增設護堤改善工程 </text:p>
          </table:table-cell>
          <table:table-cell table:style-name="ce5" office:value-type="string" office:string-value="新港鄉" calcext:value-type="string">
            <text:p><text:s/>新港鄉 </text:p>
          </table:table-cell>
          <table:table-cell table:number-columns-repeated="2" table:style-name="ce5" office:value-type="float" office:value="165" calcext:value-type="float">
            <text:p><text:s/>16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大潭嘉75線道路排水改善工程" calcext:value-type="string">
            <text:p><text:s/>新港鄉大潭嘉75線道路排水改善工程 </text:p>
          </table:table-cell>
          <table:table-cell table:style-name="ce5" office:value-type="string" office:string-value="新港鄉" calcext:value-type="string">
            <text:p><text:s/>新港鄉 </text:p>
          </table:table-cell>
          <table:table-cell table:style-name="ce5" office:value-type="float" office:value="2000" calcext:value-type="float">
            <text:p><text:s/>2,000 </text:p>
          </table:table-cell>
          <table:table-cell table:style-name="ce5" office:value-type="float" office:value="1000" calcext:value-type="float">
            <text:p><text:s/>1,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style-name="ce21"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月潭村村里道路改善工程" calcext:value-type="string">
            <text:p><text:s/>月潭村村里道路改善工程 </text:p>
          </table:table-cell>
          <table:table-cell table:style-name="ce5" office:value-type="string" office:string-value="新港鄉" calcext:value-type="string">
            <text:p><text:s/>新港鄉 </text:p>
          </table:table-cell>
          <table:table-cell table:number-columns-repeated="2" table:style-name="ce5" office:value-type="float" office:value="275" calcext:value-type="float">
            <text:p><text:s/>2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style-name="ce21"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168線23K+450附近左側岔路口改善工程" calcext:value-type="string">
            <text:p><text:s/>168線23K+450附近左側岔路口改善工程 </text:p>
          </table:table-cell>
          <table:table-cell table:style-name="ce5" office:value-type="string" office:string-value="水上鄉" calcext:value-type="string">
            <text:p><text:s/>水上鄉 </text:p>
          </table:table-cell>
          <table:table-cell table:number-columns-repeated="2" table:style-name="ce5" office:value-type="float" office:value="416" calcext:value-type="float">
            <text:p><text:s/>416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聖泰營造有限公司" calcext:value-type="string">
            <text:p><text:s/>聖泰營造有限公司 </text:p>
          </table:table-cell>
          <table:table-cell table:style-name="ce21"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嘉138線1k+550附近路面掏空修補" calcext:value-type="string">
            <text:p><text:s/>水上鄉嘉138線1k+550附近路面掏空修補 </text:p>
          </table:table-cell>
          <table:table-cell table:style-name="ce5" office:value-type="string" office:string-value="水上鄉" calcext:value-type="string">
            <text:p><text:s/>水上鄉 </text:p>
          </table:table-cell>
          <table:table-cell table:number-columns-repeated="2" table:style-name="ce5" office:value-type="float" office:value="140" calcext:value-type="float">
            <text:p><text:s/>14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style-name="ce21" table:number-columns-repeated="1015"/>
        </table:table-row>
        <table:table-row table:style-name="ro6">
          <table:table-cell table:style-name="ce5" office:value-type="string" office:string-value="林緗亭" calcext:value-type="string">
            <text:p><text:s/>林緗亭 </text:p>
          </table:table-cell>
          <table:table-cell table:style-name="ce5" office:value-type="string" office:string-value="水上鄉外溪洲11鄰(溪安寺)、15鄰(123號之11)、16鄰(117號之1)附近路面改善工程" calcext:value-type="string">
            <text:p><text:s/>水上鄉外溪洲11鄰(溪安寺)、15鄰(123號之11)、16鄰(117號之1)附近路面改善工程 </text:p>
          </table:table-cell>
          <table:table-cell table:style-name="ce5" office:value-type="string" office:string-value="水上鄉" calcext:value-type="string">
            <text:p><text:s/>水上鄉 </text:p>
          </table:table-cell>
          <table:table-cell table:style-name="ce5" office:value-type="float" office:value="775" calcext:value-type="float">
            <text:p><text:s/>775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style-name="ce21"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南鄉村土地公廟附近增設護欄工程" calcext:value-type="string">
            <text:p><text:s/>水上鄉南鄉村土地公廟附近增設護欄工程 </text:p>
          </table:table-cell>
          <table:table-cell table:style-name="ce5" office:value-type="string" office:string-value="水上鄉" calcext:value-type="string">
            <text:p><text:s/>水上鄉 </text:p>
          </table:table-cell>
          <table:table-cell table:number-columns-repeated="2" table:style-name="ce5" office:value-type="float" office:value="120" calcext:value-type="float">
            <text:p><text:s/>1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佳昇鋁料行" calcext:value-type="string">
            <text:p><text:s/>佳昇鋁料行 </text:p>
          </table:table-cell>
          <table:table-cell table:style-name="ce21"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忠和村檳榔樹角23號之11附近路面改善工程" calcext:value-type="string">
            <text:p><text:s/>水上鄉忠和村檳榔樹角23號之11附近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style-name="ce21" table:number-columns-repeated="1015"/>
        </table:table-row>
        <table:table-row table:style-name="ro5">
          <table:table-cell table:style-name="ce5" office:value-type="string" office:string-value="姜梅紅" calcext:value-type="string">
            <text:p><text:s/>姜梅紅 </text:p>
          </table:table-cell>
          <table:table-cell table:style-name="ce5" office:value-type="string" office:string-value="東石鄉蔦松村版橋修建工程" calcext:value-type="string">
            <text:p><text:s/>東石鄉蔦松村版橋修建工程 </text:p>
          </table:table-cell>
          <table:table-cell table:style-name="ce5" office:value-type="string" office:string-value="東石鄉" calcext:value-type="string">
            <text:p><text:s/>東石鄉 </text:p>
          </table:table-cell>
          <table:table-cell table:number-columns-repeated="2" table:style-name="ce5" office:value-type="float" office:value="98.7" calcext:value-type="float">
            <text:p><text:s/>99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小額採購" calcext:value-type="string">
            <text:p><text:s/>小額採購 </text:p>
          </table:table-cell>
          <table:table-cell table:style-name="ce5" office:value-type="string" office:string-value="立基土木營建工程" calcext:value-type="string">
            <text:p><text:s/>立基土木營建工程 </text:p>
          </table:table-cell>
          <table:table-cell table:style-name="ce21"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達邦7鄰169線42.4K旁產道邊坡穩定及路面改善工程" calcext:value-type="string">
            <text:p><text:s/>達邦7鄰169線42.4K旁產道邊坡穩定及路面改善工程 </text:p>
          </table:table-cell>
          <table:table-cell table:style-name="ce5" office:value-type="string" office:string-value="阿里山鄉" calcext:value-type="string">
            <text:p><text:s/>阿里山鄉 </text:p>
          </table:table-cell>
          <table:table-cell table:number-columns-repeated="2" table:style-name="ce5" office:value-type="float" office:value="1900" calcext:value-type="float">
            <text:p><text:s/>1,9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晨發營造有限公司" calcext:value-type="string">
            <text:p><text:s/>晨發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竹崎鄉番子潭順科產業道路及擋土牆改善工程" calcext:value-type="string">
            <text:p><text:s/>竹崎鄉番子潭順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2500" calcext:value-type="float">
            <text:p><text:s/>2,5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正賢土木包工業" calcext:value-type="string">
            <text:p><text:s/>正賢土木包工業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東石鄉鰲鼓村道路改善工程" calcext:value-type="string">
            <text:p><text:s/>東石鄉鰲鼓村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20" calcext:value-type="float">
            <text:p><text:s/>42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日安社區道路修鋪工程" calcext:value-type="string">
            <text:p><text:s/>日安社區道路修鋪工程 </text:p>
          </table:table-cell>
          <table:table-cell table:style-name="ce5" office:value-type="string" office:string-value="番路鄉" calcext:value-type="string">
            <text:p><text:s/>番路鄉 </text:p>
          </table:table-cell>
          <table:table-cell table:number-columns-repeated="2" table:style-name="ce5" office:value-type="float" office:value="115.463" calcext:value-type="float">
            <text:p><text:s/>11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金獅村東湖仔公廟週邊道路擋土牆改善工程" calcext:value-type="string">
            <text:p><text:s/>竹崎鄉金獅村東湖仔公廟週邊道路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億得土木包工業" calcext:value-type="string">
            <text:p><text:s/>億得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復金村復金派出所周邊道路鋪面改善工程" calcext:value-type="string">
            <text:p><text:s/>竹崎鄉復金村復金派出所周邊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260" calcext:value-type="float">
            <text:p><text:s/>26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梅山鄉太平村以西農路改善工程" calcext:value-type="string">
            <text:p><text:s/>梅山鄉太平村以西農路改善工程 </text:p>
          </table:table-cell>
          <table:table-cell table:style-name="ce5" office:value-type="string" office:string-value="梅山鄉" calcext:value-type="string">
            <text:p><text:s/>梅山鄉 </text:p>
          </table:table-cell>
          <table:table-cell table:number-columns-repeated="2" table:style-name="ce5" office:value-type="float" office:value="2000" calcext:value-type="float">
            <text:p><text:s/>2,0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活動中心旁路面改善工程" calcext:value-type="string">
            <text:p><text:s/>大林鎮三和里活動中心旁路面改善工程 </text:p>
          </table:table-cell>
          <table:table-cell table:style-name="ce5" office:value-type="string" office:string-value="大林鎮" calcext:value-type="string">
            <text:p><text:s/>大林鎮 </text:p>
          </table:table-cell>
          <table:table-cell table:number-columns-repeated="2" table:style-name="ce5" office:value-type="float" office:value="811" calcext:value-type="float">
            <text:p><text:s/>811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保安宮附近及水碓將爺廟前路面改善工程" calcext:value-type="string">
            <text:p><text:s/>大林鎮三和里保安宮附近及水碓將爺廟前路面改善工程 </text:p>
          </table:table-cell>
          <table:table-cell table:style-name="ce5" office:value-type="string" office:string-value="大林鎮" calcext:value-type="string">
            <text:p><text:s/>大林鎮 </text:p>
          </table:table-cell>
          <table:table-cell table:number-columns-repeated="2" table:style-name="ce5" office:value-type="float" office:value="422" calcext:value-type="float">
            <text:p><text:s/>4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設計階段協調中" calcext:value-type="string">
            <text:p><text:s/>設計階段協調中 </text:p>
          </table:table-cell>
          <table:table-cell table:number-columns-repeated="1015"/>
        </table:table-row>
        <table:table-row table:style-name="ro7">
          <table:table-cell table:style-name="ce5" office:value-type="string" office:string-value="陳怡岳" calcext:value-type="string">
            <text:p><text:s/>陳怡岳 </text:p>
          </table:table-cell>
          <table:table-cell table:style-name="ce5" office:value-type="string" office:string-value="新寮里台19線旁增設移動式抽水機平台案" calcext:value-type="string">
            <text:p><text:s/>新寮里台19線旁增設移動式抽水機平台案 </text:p>
          </table:table-cell>
          <table:table-cell table:style-name="ce5" office:value-type="string" office:string-value="朴子市" calcext:value-type="string">
            <text:p><text:s/>朴子市 </text:p>
          </table:table-cell>
          <table:table-cell table:number-columns-repeated="2" table:style-name="ce5" office:value-type="float" office:value="98" calcext:value-type="float">
            <text:p><text:s/>98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逕向廠商採購(依據政府採購法中央機關未達公告金額採購招標辦法第五條規定辦理)" calcext:value-type="string">
            <text:p><text:s/>逕向廠商採購(依據政府採購法中央機關未達公告金額採購招標辦法第五條規定辦理) </text:p>
          </table:table-cell>
          <table:table-cell table:style-name="ce5" office:value-type="string" office:string-value="宏裕土木包工業" calcext:value-type="string">
            <text:p><text:s/>宏裕土木包工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縣治特區-朴子市大葛里吉祥三街道路改善工程" calcext:value-type="string">
            <text:p><text:s/>縣治特區-朴子市大葛里吉祥三街道路改善工程 </text:p>
          </table:table-cell>
          <table:table-cell table:style-name="ce5" office:value-type="string" office:string-value="朴子市" calcext:value-type="string">
            <text:p><text:s/>朴子市 </text:p>
          </table:table-cell>
          <table:table-cell table:number-columns-repeated="2"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鹽館村9鄰排水溝改善工程" calcext:value-type="string">
            <text:p><text:s/>鹽館村9鄰排水溝改善工程 </text:p>
          </table:table-cell>
          <table:table-cell table:style-name="ce5" office:value-type="string" office:string-value="中埔鄉" calcext:value-type="string">
            <text:p><text:s/>中埔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安福里道路及排水改善工程" calcext:value-type="string">
            <text:p><text:s/>朴子市安福里道路及排水改善工程 </text:p>
          </table:table-cell>
          <table:table-cell table:style-name="ce5" office:value-type="string" office:string-value="朴子市" calcext:value-type="string">
            <text:p><text:s/>朴子市 </text:p>
          </table:table-cell>
          <table:table-cell table:number-columns-repeated="2" table:style-name="ce5" office:value-type="float" office:value="94.5" calcext:value-type="float">
            <text:p><text:s/>9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小額採購" calcext:value-type="string">
            <text:p><text:s/>小額採購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港口村村里道路增設護欄及排水改善工程" calcext:value-type="string">
            <text:p><text:s/>東石鄉港口村村里道路增設護欄及排水改善工程 </text:p>
          </table:table-cell>
          <table:table-cell table:style-name="ce5" office:value-type="string" office:string-value="東石鄉" calcext:value-type="string">
            <text:p><text:s/>東石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塭港村村里道路改善工程" calcext:value-type="string">
            <text:p><text:s/>東石鄉塭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50" calcext:value-type="float">
            <text:p><text:s/>4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水上鄉回歸村15鄰北回路面改善工程" calcext:value-type="string">
            <text:p><text:s/>水上鄉回歸村15鄰北回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70" calcext:value-type="float">
            <text:p><text:s/>37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佳禾里村里道路鋪面改善工程" calcext:value-type="string">
            <text:p><text:s/>朴子市佳禾里村里道路鋪面改善工程 </text:p>
          </table:table-cell>
          <table:table-cell table:style-name="ce5" office:value-type="string" office:string-value="朴子市" calcext:value-type="string">
            <text:p><text:s/>朴子市 </text:p>
          </table:table-cell>
          <table:table-cell table:number-columns-repeated="2" table:style-name="ce5" office:value-type="float" office:value="135" calcext:value-type="float">
            <text:p><text:s/>13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保仁" calcext:value-type="string">
            <text:p><text:s/>陳保仁 </text:p>
          </table:table-cell>
          <table:table-cell table:style-name="ce5" office:value-type="string" office:string-value="梅山鄉太平以東各村農路及擋土牆改善工程" calcext:value-type="string">
            <text:p><text:s/>梅山鄉太平以東各村農路及擋土牆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梅山鄉公所" calcext:value-type="string">
            <text:p><text:s/>梅山鄉公所 </text:p>
          </table:table-cell>
          <table:table-cell table:style-name="ce5" office:value-type="string" office:string-value="公開招標" calcext:value-type="string">
            <text:p><text:s/>公開招標 </text:p>
          </table:table-cell>
          <table:table-cell table:style-name="ce5" office:value-type="string" office:string-value="佳泰土木包工業" calcext:value-type="string">
            <text:p><text:s/>佳泰土木包工業 </text:p>
          </table:table-cell>
          <table:table-cell table:number-columns-repeated="1015"/>
        </table:table-row>
        <table:table-row table:style-name="ro8">
          <table:table-cell table:style-name="ce5" office:value-type="string" office:string-value="陳柏麟" calcext:value-type="string">
            <text:p><text:s/>陳柏麟 </text:p>
          </table:table-cell>
          <table:table-cell table:style-name="ce5" office:value-type="string" office:string-value="中埔鄉104年度瑞豐、鹽館等22村道路、排水及水保設施改善工程" calcext:value-type="string">
            <text:p><text:s/>中埔鄉104年度瑞豐、鹽館等22村道路、排水及水保設施改善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2000" calcext:value-type="float">
            <text:p><text:s/>2,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中和村村里道路鋪面改善工程" calcext:value-type="string">
            <text:p><text:s/>竹崎鄉中和村村里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44" calcext:value-type="float">
            <text:p><text:s/>14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黃嫈珺" calcext:value-type="string">
            <text:p><text:s/>黃嫈珺 </text:p>
          </table:table-cell>
          <table:table-cell table:style-name="ce5" office:value-type="string" office:string-value="東石鄉掌潭村白水湖路面改善工程" calcext:value-type="string">
            <text:p><text:s/>東石鄉掌潭村白水湖路面改善工程 </text:p>
          </table:table-cell>
          <table:table-cell table:style-name="ce5" office:value-type="string" office:string-value="東石鄉" calcext:value-type="string">
            <text:p><text:s/>東石鄉 </text:p>
          </table:table-cell>
          <table:table-cell table:number-columns-repeated="2" table:style-name="ce5" office:value-type="float" office:value="350" calcext:value-type="float">
            <text:p><text:s/>3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黃錦成" calcext:value-type="string">
            <text:p><text:s/>黃錦成 </text:p>
          </table:table-cell>
          <table:table-cell table:style-name="ce5" office:value-type="string" office:string-value="朴子市文化里村里巷道改善工程" calcext:value-type="string">
            <text:p><text:s/>朴子市文化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125" calcext:value-type="float">
            <text:p><text:s/>1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梅山鄉圳頭段28-198地號路面改善工程" calcext:value-type="string">
            <text:p><text:s/>梅山鄉圳頭段28-198地號路面改善工程 </text:p>
          </table:table-cell>
          <table:table-cell table:style-name="ce5" office:value-type="string" office:string-value="梅山鄉" calcext:value-type="string">
            <text:p><text:s/>梅山鄉 </text:p>
          </table:table-cell>
          <table:table-cell table:number-columns-repeated="2" table:style-name="ce5" office:value-type="float" office:value="300" calcext:value-type="float">
            <text:p><text:s/>3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中坑里田寮段354地號旁農路改善工程" calcext:value-type="string">
            <text:p><text:s/>大林鎮中坑里田寮段354地號旁農路改善工程 </text:p>
          </table:table-cell>
          <table:table-cell table:style-name="ce5" office:value-type="string" office:string-value="大林鎮" calcext:value-type="string">
            <text:p><text:s/>大林鎮 </text:p>
          </table:table-cell>
          <table:table-cell table:number-columns-repeated="2" table:style-name="ce5" office:value-type="float" office:value="300" calcext:value-type="float">
            <text:p><text:s/>3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8">
          <table:table-cell table:style-name="ce5" office:value-type="string" office:string-value="葉和平" calcext:value-type="string">
            <text:p><text:s/>葉和平 </text:p>
          </table:table-cell>
          <table:table-cell table:style-name="ce5" office:value-type="string" office:string-value="梅山鄉梅東、梅南、梅北、圳北及過山等村農路改善工程" calcext:value-type="string">
            <text:p><text:s/>梅山鄉梅東、梅南、梅北、圳北及過山等村農路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溝背段3番之5地號路面工程" calcext:value-type="string">
            <text:p><text:s/>大林鎮溝背段3番之5地號路面工程 </text:p>
          </table:table-cell>
          <table:table-cell table:style-name="ce5" office:value-type="string" office:string-value="大林鎮" calcext:value-type="string">
            <text:p><text:s/>大林鎮 </text:p>
          </table:table-cell>
          <table:table-cell table:number-columns-repeated="2" table:style-name="ce5" office:value-type="float" office:value="147" calcext:value-type="float">
            <text:p><text:s/>14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過溝農地重劃區東西27路行直、行導橋前路面改善工程" calcext:value-type="string">
            <text:p><text:s/>過溝農地重劃區東西27路行直、行導橋前路面改善工程 </text:p>
          </table:table-cell>
          <table:table-cell table:style-name="ce5" office:value-type="string" office:string-value="太保市麻寮里" calcext:value-type="string">
            <text:p><text:s/>太保市麻寮里 </text:p>
          </table:table-cell>
          <table:table-cell table:number-columns-repeated="2" table:style-name="ce5" office:value-type="float" office:value="90" calcext:value-type="float">
            <text:p><text:s/>9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10萬元以下小額採購" calcext:value-type="string">
            <text:p><text:s/>10萬元以下小額採購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合德新村107號前路面破損改善" calcext:value-type="string">
            <text:p><text:s/>太保市合德新村107號前路面破損改善 </text:p>
          </table:table-cell>
          <table:table-cell table:style-name="ce5" office:value-type="string" office:string-value="太保市" calcext:value-type="string">
            <text:p><text:s/>太保市 </text:p>
          </table:table-cell>
          <table:table-cell table:number-columns-repeated="2" table:style-name="ce5" office:value-type="float" office:value="90" calcext:value-type="float">
            <text:p><text:s/>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嘉58線與台37線交接處路面破損改善" calcext:value-type="string">
            <text:p><text:s/>太保市嘉58線與台37線交接處路面破損改善 </text:p>
          </table:table-cell>
          <table:table-cell table:style-name="ce5" office:value-type="string" office:string-value="太保市" calcext:value-type="string">
            <text:p><text:s/>太保市 </text:p>
          </table:table-cell>
          <table:table-cell table:number-columns-repeated="2" table:style-name="ce5" office:value-type="float" office:value="129.56"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嘉85線3K+200道路側溝警示改善工程" calcext:value-type="string">
            <text:p><text:s/>溪口鄉嘉85線3K+200道路側溝警示改善工程 </text:p>
          </table:table-cell>
          <table:table-cell table:style-name="ce5" office:value-type="string" office:string-value="溪口鄉" calcext:value-type="string">
            <text:p><text:s/>溪口鄉 </text:p>
          </table:table-cell>
          <table:table-cell table:style-name="ce5" office:value-type="float" office:value="550" calcext:value-type="float">
            <text:p><text:s/>550 </text:p>
          </table:table-cell>
          <table:table-cell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祐信土木工程" calcext:value-type="string">
            <text:p><text:s/>祐信土木工程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美北村嘉87旁巷道鋪面改善工程" calcext:value-type="string">
            <text:p><text:s/>溪口鄉美北村嘉87旁巷道鋪面改善工程 </text:p>
          </table:table-cell>
          <table:table-cell table:style-name="ce5" office:value-type="string" office:string-value="溪口鄉" calcext:value-type="string">
            <text:p><text:s/>溪口鄉 </text:p>
          </table:table-cell>
          <table:table-cell table:number-columns-repeated="2" table:style-name="ce5" office:value-type="float" office:value="50" calcext:value-type="float">
            <text:p><text:s/>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游東村天宋宮前路面改善工程" calcext:value-type="string">
            <text:p><text:s/>游東村天宋宮前路面改善工程 </text:p>
          </table:table-cell>
          <table:table-cell table:style-name="ce5" office:value-type="string" office:string-value="溪口鄉" calcext:value-type="string">
            <text:p><text:s/>溪口鄉 </text:p>
          </table:table-cell>
          <table:table-cell table:style-name="ce5" office:value-type="float" office:value="750" calcext:value-type="float">
            <text:p><text:s/>750 </text:p>
          </table:table-cell>
          <table:table-cell table:style-name="ce5" office:value-type="float" office:value="550" calcext:value-type="float">
            <text:p><text:s/>5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本厝村大帝宮旁排水溝改善工程" calcext:value-type="string">
            <text:p><text:s/>本厝村大帝宮旁排水溝改善工程 </text:p>
          </table:table-cell>
          <table:table-cell table:style-name="ce5" office:value-type="string" office:string-value="溪口鄉" calcext:value-type="string">
            <text:p><text:s/>溪口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疊溪村下員林鐵路旁路面破損改善工程" calcext:value-type="string">
            <text:p><text:s/>疊溪村下員林鐵路旁路面破損改善工程 </text:p>
          </table:table-cell>
          <table:table-cell table:style-name="ce5" office:value-type="string" office:string-value="溪口鄉" calcext:value-type="string">
            <text:p><text:s/>溪口鄉 </text:p>
          </table:table-cell>
          <table:table-cell table:style-name="ce5" office:value-type="float" office:value="260" calcext:value-type="float">
            <text:p><text:s/>260 </text:p>
          </table:table-cell>
          <table:table-cell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林腳村田心仔嘉85線道路改善工程" calcext:value-type="string">
            <text:p><text:s/>林腳村田心仔嘉85線道路改善工程 </text:p>
          </table:table-cell>
          <table:table-cell table:style-name="ce5" office:value-type="string" office:string-value="溪口鄉" calcext:value-type="string">
            <text:p><text:s/>溪口鄉 </text:p>
          </table:table-cell>
          <table:table-cell table:number-columns-repeated="2" table:style-name="ce5" office:value-type="float" office:value="220" calcext:value-type="float">
            <text:p><text:s/>2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柴林村寶太殿旁路面改善工程" calcext:value-type="string">
            <text:p><text:s/>柴林村寶太殿旁路面改善工程 </text:p>
          </table:table-cell>
          <table:table-cell table:style-name="ce5" office:value-type="string" office:string-value="溪口鄉" calcext:value-type="string">
            <text:p><text:s/>溪口鄉 </text:p>
          </table:table-cell>
          <table:table-cell table:style-name="ce5" office:value-type="float" office:value="600" calcext:value-type="float">
            <text:p><text:s/>600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大林鎮三村里天后宮前路面改善工程" calcext:value-type="string">
            <text:p><text:s/>大林鎮三村里天后宮前路面改善工程 </text:p>
          </table:table-cell>
          <table:table-cell table:style-name="ce5" office:value-type="string" office:string-value="大林鎮" calcext:value-type="string">
            <text:p><text:s/>大林鎮 </text:p>
          </table:table-cell>
          <table:table-cell table:style-name="ce5" office:value-type="float" office:value="920" calcext:value-type="float">
            <text:p><text:s/>920 </text:p>
          </table:table-cell>
          <table:table-cell table:style-name="ce5" office:value-type="float" office:value="500" calcext:value-type="float">
            <text:p><text:s/>5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六腳鄉六南村道路改善工程" calcext:value-type="string">
            <text:p><text:s/>六腳鄉六南村道路改善工程 </text:p>
          </table:table-cell>
          <table:table-cell table:style-name="ce5" office:value-type="string" office:string-value="六腳鄉" calcext:value-type="string">
            <text:p><text:s/>六腳鄉 </text:p>
          </table:table-cell>
          <table:table-cell table:number-columns-repeated="2" table:style-name="ce5" office:value-type="float" office:value="130"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朴子市崁前里村里巷道改善工程" calcext:value-type="string">
            <text:p><text:s/>朴子市崁前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330" calcext:value-type="float">
            <text:p><text:s/>3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東石鄉龍港村村里道路改善工程" calcext:value-type="string">
            <text:p><text:s/>東石鄉龍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32" calcext:value-type="float">
            <text:p><text:s/>43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樹林頭農地重劃區過溝中排版橋改善工程" calcext:value-type="string">
            <text:p><text:s/>樹林頭農地重劃區過溝中排版橋改善工程 </text:p>
          </table:table-cell>
          <table:table-cell table:style-name="ce5" office:value-type="string" office:string-value="布袋鎮中安里" calcext:value-type="string">
            <text:p><text:s/>布袋鎮中安里 </text:p>
          </table:table-cell>
          <table:table-cell table:number-columns-repeated="2" table:style-name="ce5" office:value-type="float" office:value="200" calcext:value-type="float">
            <text:p><text:s/>2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鎮贊寮溝排水滲漏改善工程" calcext:value-type="string">
            <text:p><text:s/>布袋鎮贊寮溝排水滲漏改善工程 </text:p>
          </table:table-cell>
          <table:table-cell table:style-name="ce5" office:value-type="string" office:string-value="布袋鎮" calcext:value-type="string">
            <text:p><text:s/>布袋鎮 </text:p>
          </table:table-cell>
          <table:table-cell table:number-columns-repeated="2" table:style-name="ce5" office:value-type="float" office:value="700" calcext:value-type="float">
            <text:p><text:s/>7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大新土木包工業" calcext:value-type="string">
            <text:p><text:s/>大新土木包工業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西濱第三漁港聯絡道凹陷改善工程" calcext:value-type="string">
            <text:p><text:s/>布袋西濱第三漁港聯絡道凹陷改善工程 </text:p>
          </table:table-cell>
          <table:table-cell table:style-name="ce5" office:value-type="string" office:string-value="布袋鎮" calcext:value-type="string">
            <text:p><text:s/>布袋鎮 </text:p>
          </table:table-cell>
          <table:table-cell table:number-columns-repeated="2" table:style-name="ce5" office:value-type="float" office:value="175" calcext:value-type="float">
            <text:p><text:s/>1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104年度布袋鎮光復路一、二、三段道路改善工程" calcext:value-type="string">
            <text:p><text:s/>104年度布袋鎮光復路一、二、三段道路改善工程 </text:p>
          </table:table-cell>
          <table:table-cell table:style-name="ce5" office:value-type="string" office:string-value="布袋鎮" calcext:value-type="string">
            <text:p><text:s/>布袋鎮 </text:p>
          </table:table-cell>
          <table:table-cell table:style-name="ce5" office:value-type="float" office:value="12300" calcext:value-type="float">
            <text:p><text:s/>12,300 </text:p>
          </table:table-cell>
          <table:table-cell table:style-name="ce5" office:value-type="float" office:value="3000" calcext:value-type="float">
            <text:p><text:s/>3,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布袋鎮公所" calcext:value-type="string">
            <text:p><text:s/>布袋鎮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大槺榔小段15-2號旁產業道路路面工程" calcext:value-type="string">
            <text:p><text:s/>大槺榔小段15-2號旁產業道路路面工程 </text:p>
          </table:table-cell>
          <table:table-cell table:style-name="ce5" office:value-type="string" office:string-value="朴子市" calcext:value-type="string">
            <text:p><text:s/>朴子市 </text:p>
          </table:table-cell>
          <table:table-cell table:number-columns-repeated="2" table:style-name="ce5" office:value-type="float" office:value="350" calcext:value-type="float">
            <text:p><text:s/>350 </text:p>
          </table:table-cell>
          <table:table-cell table:style-name="ce5" office:value-type="string" office:string-value="其他公共工程－治山防洪及養護" calcext:value-type="string">
            <text:p><text:s/>其他公共工程－治山防洪及養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109號前路面改善工程" calcext:value-type="string">
            <text:p><text:s/>東石鄉塭仔村10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505" calcext:value-type="float">
            <text:p><text:s/>50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52-9號前路面改善工程" calcext:value-type="string">
            <text:p><text:s/>東石鄉塭仔村52-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22.4" calcext:value-type="float">
            <text:p><text:s/>1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網寮村10-1號前路面改善工程" calcext:value-type="string">
            <text:p><text:s/>東石鄉網寮村10-1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05" calcext:value-type="float">
            <text:p><text:s/>10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新庄里65號前道路改善工程" calcext:value-type="string">
            <text:p><text:s/>朴子市新庄里65號前道路改善工程 </text:p>
          </table:table-cell>
          <table:table-cell table:style-name="ce5" office:value-type="string" office:string-value="朴子市" calcext:value-type="string">
            <text:p><text:s/>朴子市 </text:p>
          </table:table-cell>
          <table:table-cell table:number-columns-repeated="2" table:style-name="ce5" office:value-type="float" office:value="75" calcext:value-type="float">
            <text:p><text:s/>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8">
          <table:table-cell table:style-name="ce5" office:value-type="string" office:string-value="戴光宗" calcext:value-type="string">
            <text:p><text:s/>戴光宗 </text:p>
          </table:table-cell>
          <table:table-cell table:style-name="ce5" office:value-type="string" office:string-value="太保市新埤、舊埤、麻寮、北新及南新等里道路改善工程" calcext:value-type="string">
            <text:p><text:s/>太保市新埤、舊埤、麻寮、北新及南新等里道路改善工程 </text:p>
          </table:table-cell>
          <table:table-cell table:style-name="ce5" office:value-type="string" office:string-value="太保市" calcext:value-type="string">
            <text:p><text:s/>太保市 </text:p>
          </table:table-cell>
          <table:table-cell table:style-name="ce5" office:value-type="float" office:value="4066" calcext:value-type="float">
            <text:p><text:s/>4,066 </text:p>
          </table:table-cell>
          <table:table-cell table:style-name="ce5" office:value-type="float" office:value="1800" calcext:value-type="float">
            <text:p><text:s/>1,8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太保市公所" calcext:value-type="string">
            <text:p><text:s/>太保市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8">
          <table:table-cell table:style-name="ce5" office:value-type="string" office:string-value="羅士洋" calcext:value-type="string">
            <text:p><text:s/>羅士洋 </text:p>
          </table:table-cell>
          <table:table-cell table:style-name="ce5" office:value-type="string" office:string-value="中埔鄉中埔村等22村之AC、RC路面、排水溝及水保設施工程" calcext:value-type="string">
            <text:p><text:s/>中埔鄉中埔村等22村之AC、RC路面、排水溝及水保設施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3000" calcext:value-type="float">
            <text:p><text:s/>3,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旭輝營造有限公司" calcext:value-type="string">
            <text:p><text:s/>旭輝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嘉135線旁中埔、石弄村里道路修補工程" calcext:value-type="string">
            <text:p><text:s/>嘉135線旁中埔、石弄村里道路修補工程 </text:p>
          </table:table-cell>
          <table:table-cell table:style-name="ce5" office:value-type="string" office:string-value="中埔鄉" calcext:value-type="string">
            <text:p><text:s/>中埔鄉 </text:p>
          </table:table-cell>
          <table:table-cell table:number-columns-repeated="2" table:style-name="ce5" office:value-type="float" office:value="316.709" calcext:value-type="float">
            <text:p><text:s/>31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中埔鄉東興村三重溪路面修鋪工程" calcext:value-type="string">
            <text:p><text:s/>中埔鄉東興村三重溪路面修鋪工程 </text:p>
          </table:table-cell>
          <table:table-cell table:style-name="ce5" office:value-type="string" office:string-value="中埔鄉" calcext:value-type="string">
            <text:p><text:s/>中埔鄉 </text:p>
          </table:table-cell>
          <table:table-cell table:number-columns-repeated="2" table:style-name="ce5" office:value-type="float" office:value="494.65" calcext:value-type="float">
            <text:p><text:s/>49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9">
          <table:table-cell table:style-name="ce5" table:number-columns-repeated="9"/>
          <table:table-cell table:number-columns-repeated="1015"/>
        </table:table-row>
        <table:table-row table:style-name="ro3">
          <table:table-cell table:style-name="ce6" office:value-type="string" calcext:value-type="string" table:number-columns-spanned="3" table:number-rows-spanned="1">
            <text:p>合 <text:s text:c="9"/>計</text:p>
          </table:table-cell>
          <table:covered-table-cell table:style-name="ce11"/>
          <table:covered-table-cell table:style-name="ce14"/>
          <table:table-cell table:style-name="ce5" table:formula="of:=SUM([.D6:.D75])" office:value-type="float" office:value="57552.982" calcext:value-type="float">
            <text:p><text:s/>57,553 </text:p>
          </table:table-cell>
          <table:table-cell table:style-name="ce5" table:formula="of:=SUM([.E6:.E75])" office:value-type="float" office:value="38401.982" calcext:value-type="float">
            <text:p><text:s/>38,402 </text:p>
          </table:table-cell>
          <table:table-cell table:style-name="ce17" table:number-columns-spanned="4" table:number-rows-spanned="1"/>
          <table:covered-table-cell table:number-columns-repeated="3" table:style-name="ce17"/>
          <table:table-cell table:number-columns-repeated="1015"/>
        </table:table-row>
        <table:table-row table:style-name="ro4">
          <table:table-cell table:style-name="ce7" office:value-type="string" calcext:value-type="string">
            <text:p>註：1.本表主辦機關為行政院主計總處。</text:p>
          </table:table-cell>
          <table:table-cell table:number-columns-repeated="1023"/>
        </table:table-row>
        <table:table-row table:style-name="ro4">
          <table:table-cell table:style-name="ce7" office:value-type="string" calcext:value-type="string">
            <text:p>　　2.本表第一次查填及送達期限為<text:span text:style-name="T1">7月20日前</text:span><text:span text:style-name="T2">。</text:span></text:p>
          </table:table-cell>
          <table:table-cell table:number-columns-repeated="1023"/>
        </table:table-row>
        <table:table-row table:style-name="ro9">
          <table:table-cell office:value-type="string" calcext:value-type="string">
            <text:p>填表人：</text:p>
          </table:table-cell>
          <table:table-cell table:number-columns-repeated="2"/>
          <table:table-cell office:value-type="string" calcext:value-type="string">
            <text:p>單位主管：</text:p>
          </table:table-cell>
          <table:table-cell table:number-columns-repeated="2"/>
          <table:table-cell office:value-type="string" calcext:value-type="string">
            <text:p>機關首長：</text:p>
          </table:table-cell>
          <table:table-cell table:number-columns-repeated="1017"/>
        </table:table-row>
        <table:table-row table:style-name="ro9" table:number-rows-repeated="1048496">
          <table:table-cell table:number-columns-repeated="1024"/>
        </table:table-row>
        <table:table-row table:style-name="ro9">
          <table:table-cell table:number-columns-repeated="1024"/>
        </table:table-row>
        <table:named-expressions>
          <table:named-range table:name="Excel_BuiltIn_Print_Area" table:base-cell-address="$議員4.$A$1" table:cell-range-address="$議員4.$A$1:.$I$78" table:range-usable-as="print-range"/>
          <table:named-range table:name="Excel_BuiltIn__FilterDatabase" table:base-cell-address="$議員4.$A$1" table:cell-range-address="$議員4.$A$4:.$I$5"/>
        </table:named-expressions>
      </table:table>
      <table:named-expressions/>
      <table:database-ranges>
        <table:database-range table:name="__Anonymous_Sheet_DB__0" table:target-range-address="議員4.A4:議員4.I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4.99mm" fo:margin-bottom="4.99mm" fo:margin-left="8.01mm" fo:margin-right="8.01mm" style:first-page-number="continue" loext:scale-to-X="1" loext:scale-to-Y="5" style:table-centering="horizontal" style:writing-mode="lr-tb"/>
      <style:header-style>
        <style:header-footer-properties fo:min-height="7.5mm" fo:margin-left="10.99mm" fo:margin-right="10.99mm" fo:margin-bottom="0mm"/>
      </style:header-style>
      <style:footer-style>
        <style:header-footer-properties fo:min-height="7.5mm" fo:margin-left="10.99mm" fo:margin-right="10.99mm" fo:margin-top="5.77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
      <style:footer-left style:display="false">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許玉慧</meta:initial-creator>
    <meta:creation-date>2015-11-09T13:57:04</meta:creation-date>
    <dc:creator>許玉慧</dc:creator>
    <dc:date>2015-11-09T13:57:26</dc:date>
    <meta:document-statistic meta:table-count="1" meta:cell-count="644" meta:object-count="0"/>
    <meta:generator>LibreOffice/5.1.2.2$Windows_x86 LibreOffice_project/d3bf12ecb743fc0d20e0be0c58ca359301eb705f</meta:generator>
  </office:meta>
</office:document-meta>
</file>